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SemCond Light" svg:font-family="'Noto Sans Arabic SemCond Light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d32d5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 style:list-style-name="L3">
      <style:paragraph-properties fo:text-align="justify" style:justify-single-word="false"/>
    </style:style>
    <style:style style:name="P8" style:family="paragraph" style:parent-style-name="Standard" style:list-style-name="L4">
      <style:paragraph-properties fo:text-align="justify" style:justify-single-word="false"/>
      <style:text-properties officeooo:paragraph-rsid="001de46b"/>
    </style:style>
    <style:style style:name="P9" style:family="paragraph" style:parent-style-name="Standard" style:list-style-name="L5">
      <style:paragraph-properties fo:text-align="justify" style:justify-single-word="false"/>
    </style:style>
    <style:style style:name="P10" style:family="paragraph" style:parent-style-name="Standard" style:list-style-name="L6">
      <style:paragraph-properties fo:text-align="justify" style:justify-single-word="false"/>
    </style:style>
    <style:style style:name="P11" style:family="paragraph" style:parent-style-name="Standard" style:list-style-name="L7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de46b"/>
    </style:style>
    <style:style style:name="P13" style:family="paragraph" style:parent-style-name="Standard">
      <style:paragraph-properties fo:text-align="justify" style:justify-single-word="false" fo:break-before="page"/>
      <style:text-properties officeooo:paragraph-rsid="001de46b"/>
    </style:style>
    <style:style style:name="P14" style:family="paragraph" style:parent-style-name="Standard" style:list-style-name="L8">
      <style:paragraph-properties fo:text-align="justify" style:justify-single-word="false"/>
    </style:style>
    <style:style style:name="P15" style:family="paragraph" style:parent-style-name="Standard" style:list-style-name="L9">
      <style:paragraph-properties fo:text-align="justify" style:justify-single-word="false"/>
    </style:style>
    <style:style style:name="P16" style:family="paragraph" style:parent-style-name="Standard" style:list-style-name="L10">
      <style:paragraph-properties fo:text-align="justify" style:justify-single-word="false"/>
    </style:style>
    <style:style style:name="P17" style:family="paragraph" style:parent-style-name="Standard" style:list-style-name="L12">
      <style:paragraph-properties fo:text-align="justify" style:justify-single-word="false"/>
    </style:style>
    <style:style style:name="P18" style:family="paragraph" style:parent-style-name="Standard" style:list-style-name="L5">
      <style:paragraph-properties fo:text-align="start" style:justify-single-word="false"/>
    </style:style>
    <style:style style:name="P19" style:family="paragraph" style:parent-style-name="Standard" style:list-style-name="L11">
      <style:paragraph-properties fo:text-align="justify" style:justify-single-word="false"/>
      <style:text-properties style:font-name="Ubuntu Mono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"/>
    </style:style>
    <style:style style:name="T3" style:family="text">
      <style:text-properties style:font-name="Noto Sans Arabic SemCond Light"/>
    </style:style>
    <style:style style:name="T4" style:family="text">
      <style:text-properties style:font-name="Ubuntu Mono"/>
    </style:style>
    <style:style style:name="T5" style:family="text">
      <style:text-properties style:font-name="Ubuntu Mono" fo:font-size="10pt" style:font-size-asian="10pt" style:font-size-complex="10pt"/>
    </style:style>
    <style:style style:name="T6" style:family="text">
      <style:text-properties style:font-name="Ubuntu Mono" fo:font-size="8pt" style:font-size-asian="8pt" style:font-size-complex="8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DES11</text:p>
      <text:p text:style-name="P2">Administração de Banco de Dados</text:p>
      <text:p text:style-name="P3"/>
      <text:p text:style-name="P1">Atividade Prática – Capítulo 4</text:p>
      <text:p text:style-name="P3"/>
      <text:p text:style-name="P3">Crie um arquivo de texto com o nome DES11-Ativ4_[Seu_Nome] e vá anotando os comandos utilizados, os ajustes feitos em arquivos de configuração e/ou o resultado obtido para cada passo das instruções a seguir.</text:p>
      <text:p text:style-name="P3">Envie o arquivo até o prazo estipulado na Agenda do curso.</text:p>
      <text:p text:style-name="P3">Tomando como base o conteúdo do Capítulo 4 do Livro do curso, faça o seguinte:</text:p>
      <text:p text:style-name="P3"/>
      <text:p text:style-name="P4"><text:span text:style-name="T1">a) Criar ROLES </text:span></text:p>
      <text:p text:style-name="P4">Crie as seguintes ROLES, com permissão de conectar-se, e com senha: gerente, controller, jsilva, moliveira, psouza e contábil;</text:p>
      <text:list xml:id="list420163620" text:style-name="L1">
        <text:list-item>
          <text:p text:style-name="P5">Defina a role psouza como válida por apenas 1 mês;</text:p>
        </text:list-item>
        <text:list-item>
          <text:p text:style-name="P5">Permita que a role gerente possa criar bases;</text:p>
        </text:list-item>
        <text:list-item>
          <text:p text:style-name="P5">Permita que a role gerente possa criar outras roles.</text:p>
        </text:list-item>
      </text:list>
      <text:p text:style-name="P3"/>
      <text:p text:style-name="P4"><text:span text:style-name="T1">b) Adicionar ROLES</text:span></text:p>
      <text:p text:style-name="P4">Conecte-se com o usuário gerente e crie a ROLE de grupo contabilidade.</text:p>
      <text:list xml:id="list2611108878" text:style-name="L2">
        <text:list-item>
          <text:p text:style-name="P6">Adicione as seguintes roles ao grupo contabilidade: jsilva, moliveira e psouza</text:p>
        </text:list-item>
      </text:list>
      <text:p text:style-name="P3"/>
      <text:p text:style-name="P4"><text:span text:style-name="T1">c) Criar Base</text:span></text:p>
      <text:p text:style-name="P4">Conecte-se com o usuário gerente e crie a base sis_contabil.</text:p>
      <text:list xml:id="list3930232772" text:style-name="L3">
        <text:list-item>
          <text:p text:style-name="P7">Crie a base sis_contabil;</text:p>
        </text:list-item>
        <text:list-item>
          <text:p text:style-name="P7">Crie o schema controladoria;</text:p>
        </text:list-item>
        <text:list-item>
          <text:p text:style-name="P7">Forneça permissão para a role controller no schema controladoria poder criar objetos e usar o schema.</text:p>
        </text:list-item>
      </text:list>
      <text:p text:style-name="P1">d) Permissões</text:p>
      <text:list xml:id="list1504709227" text:style-name="L4">
        <text:list-item>
          <text:p text:style-name="P8">Conecte-se com o usuário gerente e forneça permissão ao grupo para acessar o schema.</text:p>
          <text:list>
            <text:list-item>
              <text:p text:style-name="P8">Permissão de usar o schema controladoria para o grupo contabilidade;</text:p>
            </text:list-item>
          </text:list>
        </text:list-item>
      </text:list>
      <text:list xml:id="list256396156" text:style-name="L5">
        <text:list-item>
          <text:p text:style-name="P9">Conecte-se com o usuário controller e crie a tabela contas.</text:p>
        </text:list-item>
        <text:list-item>
          <text:p text:style-name="P18">Crie a tabela contas com o seguinte código:<text:line-break/><text:span text:style-name="T6">CREATE TABLE controladoria.contas(id int, numero int, responsavel varchar(50));</text:span></text:p>
        </text:list-item>
        <text:list-item>
          <text:p text:style-name="P9">Forneça as seguintes permissões:</text:p>
        </text:list-item>
      </text:list>
      <text:list xml:id="list3295906159" text:style-name="L6">
        <text:list-item>
          <text:list>
            <text:list-item>
              <text:p text:style-name="P10">Permissão de usar o schema controladoria para o grupo contabilidade;</text:p>
            </text:list-item>
            <text:list-item>
              <text:p text:style-name="P10">Permissão de consulta à tabela para o grupo contabilidade;</text:p>
            </text:list-item>
            <text:list-item>
              <text:p text:style-name="P10">Permissão de atualização da coluna numero da tabela para role jsilva;</text:p>
            </text:list-item>
            <text:list-item>
              <text:p text:style-name="P10">Permissão de inserção e exclusão na tabela, com possibilidade de repassar o privilégio, para a role moliveira.</text:p>
            </text:list-item>
          </text:list>
        </text:list-item>
      </text:list>
      <text:p text:style-name="P1">e) Remover usuário</text:p>
      <text:list xml:id="list3061331007" text:style-name="L7">
        <text:list-item>
          <text:p text:style-name="P11">Remova o usuário psouza do grupo contabilidade.</text:p>
        </text:list-item>
      </text:list>
      <text:p text:style-name="P12"><text:span text:style-name="T1">f) Autenticação</text:span> </text:p>
      <text:p text:style-name="P12">Libere o acesso de autenticação da seguinte forma:</text:p>
      <text:list xml:id="list1360339843" text:style-name="L8">
        <text:list-item>
          <text:p text:style-name="P14">Todos com senha por MD5.</text:p>
        </text:list-item>
      </text:list>
      <text:list xml:id="list2518514006" text:style-name="L9">
        <text:list-item>
          <text:list>
            <text:list-item>
              <text:p text:style-name="P15">Para o grupo contabilidade, na base sis_contabil, da rede 172.15.10.0/24;</text:p>
            </text:list-item>
            <text:list-item>
              <text:p text:style-name="P15">Para o usuário contabil, na base sis_contabil, do servidor 172.2.18.25/32;</text:p>
            </text:list-item>
            <text:list-item>
              <text:p text:style-name="P15">Para o usuário gerente, em todas as bases, da rede 2001:db8:3003::/48.</text:p>
            </text:list-item>
          </text:list>
        </text:list-item>
      </text:list>
      <text:p text:style-name="P12"><text:span text:style-name="T1"/></text:p>
      <text:p text:style-name="P13"><text:span text:style-name="T1">g) Adicionar Dados</text:span> </text:p>
      <text:p text:style-name="P12">Conecte-se com um usuário que possua permissão de inserir dados na tabela controladoria.contas (item d).</text:p>
      <text:list xml:id="list3105475824" text:style-name="L10">
        <text:list-item>
          <text:p text:style-name="P16">Adicione os seguintes dados:</text:p>
        </text:list-item>
      </text:list>
      <text:list xml:id="list1187280279" text:style-name="L11">
        <text:list-item>
          <text:list>
            <text:list-item>
              <text:p text:style-name="P19">INSERT INTO controladoria.contas(id,numero,responsavel) VALUES(1,1000,'jsilva');</text:p>
            </text:list-item>
            <text:list-item>
              <text:p text:style-name="P19">INSERT INTO controladoria.contas(id,numero,responsavel) VALUES(2,2000,'psouza');</text:p>
            </text:list-item>
            <text:list-item>
              <text:p text:style-name="P19">INSERT INTO controladoria.contas(id,numero,responsavel) VALUES(2,2000,'moliveira');</text:p>
            </text:list-item>
          </text:list>
        </text:list-item>
      </text:list>
      <text:list xml:id="list675699710" text:style-name="L12">
        <text:list-item>
          <text:p text:style-name="P17">Habilite o segurança por registro na tabela controladoria.contas</text:p>
        </text:list-item>
        <text:list-item>
          <text:p text:style-name="P17">Crie uma política onde cada usuário só possa acessar os registros cujo ele seja responsável</text:p>
        </text:list-item>
        <text:list-item>
          <text:p text:style-name="P17">Consulte a tabela conectando-se com um dos usuários: jsilva, psouza ou moliveira</text:p>
        </text:list-item>
        <text:list-item>
          <text:p text:style-name="P17">Depois disto, conecte-se com o superusuário e consulte a tabela</text:p>
        </text:list-item>
      </text:list>
      <text:p text:style-name="P3"/>
      <text:p text:style-name="P1">Resolução</text:p>
      <text:p text:style-name="P3">Com base no conteúdo do Capítulo 4 do Livro, siga as instruções acima.</text:p>
      <text:p text:style-name="P3">Anote qualquer dúvida para esclarecimentos no próximo Encontro Online com o Tutor! Consulte a Agenda do Curso no Ambiente Virtual para obter a data e hora do encontro.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SemCond Light" svg:font-family="'Noto Sans Arabic SemCond Light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22:53:03.747602794</meta:creation-date>
    <dc:date>2022-08-04T23:02:41.850325214</dc:date>
    <meta:editing-duration>PT9M38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2" meta:paragraph-count="51" meta:word-count="490" meta:character-count="3120" meta:non-whitespace-character-count="2704"/>
  </office:meta>
</office:document-meta>
</file>